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8717in"/>
    </style:style>
    <style:style style:name="co5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EL1</text:p>
          </table:table-cell>
          <table:table-cell office:value-type="string">
            <text:p>P0_6/MAT20-PWM</text:p>
          </table:table-cell>
          <table:table-cell office:value-type="string">
            <text:p>X4/18</text:p>
          </table:table-cell>
          <table:table-cell office:value-type="string">
            <text:p>RFM12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office:value-type="string">
            <text:p>RFM12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Button 0</text:p>
          </table:table-cell>
          <table:table-cell office:value-type="string">
            <text:p>P0_0/SDA1</text:p>
          </table:table-cell>
          <table:table-cell office:value-type="string">
            <text:p>X3/13</text:p>
          </table:table-cell>
          <table:table-cell office:value-type="string">
            <text:p>Button 0</text:p>
          </table:table-cell>
          <table:table-cell/>
        </table:table-row>
        <table:table-row table:style-name="ro4">
          <table:table-cell office:value-type="string">
            <text:p>Button 1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Button 1</text:p>
          </table:table-cell>
          <table:table-cell/>
        </table:table-row>
        <table:table-row table:style-name="ro4">
          <table:table-cell office:value-type="string">
            <text:p>Button 2</text:p>
          </table:table-cell>
          <table:table-cell office:value-type="string">
            <text:p>P0_10/MAT30</text:p>
          </table:table-cell>
          <table:table-cell office:value-type="string">
            <text:p>X3/15</text:p>
          </table:table-cell>
          <table:table-cell office:value-type="string">
            <text:p>Button 2</text:p>
          </table:table-cell>
          <table:table-cell/>
        </table:table-row>
        <table:table-row table:style-name="ro4">
          <table:table-cell office:value-type="string">
            <text:p>Button 3</text:p>
          </table:table-cell>
          <table:table-cell office:value-type="string">
            <text:p>P0_11/MAT31</text:p>
          </table:table-cell>
          <table:table-cell office:value-type="string">
            <text:p>X3/16</text:p>
          </table:table-cell>
          <table:table-cell office:value-type="string">
            <text:p>Button 3</text:p>
          </table:table-cell>
          <table:table-cell/>
        </table:table-row>
        <table:table-row table:style-name="ro4">
          <table:table-cell office:value-type="string">
            <text:p>Button 4</text:p>
          </table:table-cell>
          <table:table-cell office:value-type="string">
            <text:p>P1_31</text:p>
          </table:table-cell>
          <table:table-cell office:value-type="string">
            <text:p>X3/17</text:p>
          </table:table-cell>
          <table:table-cell office:value-type="string">
            <text:p>Button 4</text:p>
          </table:table-cell>
          <table:table-cell/>
        </table:table-row>
        <table:table-row table:style-name="ro4">
          <table:table-cell office:value-type="string">
            <text:p>Button 5</text:p>
          </table:table-cell>
          <table:table-cell office:value-type="string">
            <text:p>P2_3</text:p>
          </table:table-cell>
          <table:table-cell office:value-type="string">
            <text:p>X3/18</text:p>
          </table:table-cell>
          <table:table-cell office:value-type="string">
            <text:p>Button 5</text:p>
          </table:table-cell>
          <table:table-cell/>
        </table:table-row>
        <table:table-row table:style-name="ro4">
          <table:table-cell office:value-type="string">
            <text:p>Button 6</text:p>
          </table:table-cell>
          <table:table-cell office:value-type="string">
            <text:p>P2_4</text:p>
          </table:table-cell>
          <table:table-cell office:value-type="string">
            <text:p>X3/19</text:p>
          </table:table-cell>
          <table:table-cell office:value-type="string">
            <text:p>Button 6</text:p>
          </table:table-cell>
          <table:table-cell/>
        </table:table-row>
        <table:table-row table:style-name="ro4" table:number-rows-repeated="104855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01:48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23T14:15:24</meta:creation-date>
    <dc:date>2013-01-23T01:59:22</dc:date>
    <meta:editing-duration>P0D</meta:editing-duration>
    <meta:editing-cycles>4</meta:editing-cycles>
    <meta:generator>LibreOffice/3.6$Linux_X86_64 LibreOffice_project/360m1$Build-304</meta:generator>
    <meta:document-statistic meta:table-count="3" meta:cell-count="73" meta:object-count="0"/>
  </office:meta>
</office:document-meta>
</file>